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1.2cm"/>
    </style:style>
    <style:style style:name="gr7" style:family="graphic" style:parent-style-name="standard">
      <style:graphic-properties draw:stroke="none" svg:stroke-color="#000000" draw:fill="none" draw:fill-color="#ffffff" fo:min-height="3.4cm"/>
    </style:style>
    <style:style style:name="gr8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9cm"/>
    </style:style>
    <style:style style:name="gr10" style:family="graphic" style:parent-style-name="standard">
      <style:graphic-properties draw:stroke="none" svg:stroke-color="#000000" draw:fill="none" draw:fill-color="#ffffff" fo:min-height="1.1cm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cm" svg:height="1.7cm" svg:x="22.2cm" svg:y="1.8cm">
          <text:p text:style-name="P1"><text:span text:style-name="T1">arm_instruction.c</text:span></text:p>
          <text:p text:style-name="P1"><text:span text:style-name="T1">evaluer_condi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9cm" svg:height="1.7cm" svg:x="22.2cm" svg:y="4.3cm">
          <text:p text:style-name="P1"><text:span text:style-name="T1">arm_instruction.c</text:span></text:p>
          <text:p text:style-name="P1"><text:span text:style-name="T1">evaluer_categor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7cm" svg:height="2cm" svg:x="21.53cm" svg:y="17.952cm">
          <text:p text:style-name="P1"><text:span text:style-name="T2">return </text:span></text:p>
          <text:p text:style-name="P1"><text:span text:style-name="T2">UNDEFINED_INSTR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6.5cm" svg:height="1.9cm" svg:x="19cm" svg:y="13.2cm">
          <text:p text:style-name="P1"><text:span text:style-name="T2">arm_branch_other.c</text:span></text:p>
          <text:p text:style-name="P1"><text:span text:style-name="T2">arm_coprocessor_other_sw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5.2cm" svg:height="1.8cm" svg:x="18.9cm" svg:y="11.1cm">
          <text:p text:style-name="P1"><text:span text:style-name="T1">arm_branch_other.c</text:span></text:p>
          <text:p text:style-name="P1"><text:span text:style-name="T1">arm_bran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6.9cm" svg:height="1.8cm" svg:x="9.1cm" svg:y="4.1cm">
          <text:p text:style-name="P1"><text:span text:style-name="T1">arm_instruction.c</text:span></text:p>
          <text:p text:style-name="P1"><text:span text:style-name="T1">sous_categrie_load_st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7.4cm" svg:height="1.9cm" svg:x="12.7cm" svg:y="6.5cm">
          <text:p text:style-name="P1"><text:span text:style-name="T1">arm_load_store.c</text:span></text:p>
          <text:p text:style-name="P1"><text:span text:style-name="T1">arm_coprocessor_load_st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4.9cm" svg:height="1.7cm" svg:x="3.5cm" svg:y="5.7cm">
          <text:p text:style-name="P1"><text:span text:style-name="T1">arm_load_store.c</text:span></text:p>
          <text:p text:style-name="P1"><text:span text:style-name="T1">arm_load_st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6.3cm" svg:height="1.9cm" svg:x="6.7cm" svg:y="7.3cm">
          <text:p text:style-name="P1"><text:span text:style-name="T1">arm_load_store.c</text:span></text:p>
          <text:p text:style-name="P1"><text:span text:style-name="T1">arm_load_store_multip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5.6cm" svg:height="1.7cm" svg:x="15.5cm" svg:y="9.1cm">
          <text:p text:style-name="P1"><text:span text:style-name="T1">arm_branch_other.c</text:span></text:p>
          <text:p text:style-name="P1"><text:span text:style-name="T1">arm_miscellane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7.4cm" svg:height="1.7cm" svg:x="19.8cm" svg:y="15.7cm">
          <text:p text:style-name="P1"><text:span text:style-name="T2">arm_data_processing.c</text:span></text:p>
          <text:p text:style-name="P1"><text:span text:style-name="T2">arm_data_processing_sh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" draw:id="id3" draw:layer="layout" svg:width="4.9cm" svg:height="1.7cm" svg:x="1.3cm" svg:y="3.1cm">
          <text:p text:style-name="P1"><text:span text:style-name="T3">return 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4.9cm" svg:height="1.5cm" svg:x="1.2cm" svg:y="13.7cm">
          <text:p text:style-name="P1">SU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4.9cm" svg:height="1.7cm" svg:x="6.5cm" svg:y="10.9cm">
          <text:p text:style-name="P1"><text:span text:style-name="T1">arm_instruction.c</text:span></text:p>
          <text:p text:style-name="P1"><text:span text:style-name="T1">arm_ste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4.65cm" svg:y1="3.5cm" svg:x2="24.65cm" svg:y2="4.3cm" draw:start-shape="id1" draw:start-glue-point="8" draw:end-shape="id2" draw:end-glue-point="4" svg:d="M24650 3500v800" svg:viewBox="0 0 1 801">
          <text:p/>
        </draw:connector>
        <draw:connector draw:style-name="gr2" draw:text-style-name="P1" draw:layer="layout" draw:type="line" svg:x1="22.2cm" svg:y1="2.65cm" svg:x2="6.2cm" svg:y2="3.95cm" draw:start-shape="id1" draw:start-glue-point="6" draw:end-shape="id3" draw:end-glue-point="10" svg:d="M22200 2650l-16000 1300" svg:viewBox="0 0 16001 1301">
          <text:p/>
        </draw:connector>
        <draw:connector draw:style-name="gr2" draw:text-style-name="P1" draw:layer="layout" draw:type="line" svg:x1="27.1cm" svg:y1="5.15cm" svg:x2="27.505cm" svg:y2="18.245cm" draw:start-shape="id2" draw:start-glue-point="10" draw:end-shape="id4" draw:end-glue-point="11" svg:d="M27100 5150l405 13095" svg:viewBox="0 0 406 13096">
          <text:p/>
        </draw:connector>
        <draw:connector draw:style-name="gr2" draw:text-style-name="P1" draw:layer="layout" draw:type="line" svg:x1="24.65cm" svg:y1="6cm" svg:x2="24.549cm" svg:y2="13.478cm" draw:start-shape="id2" draw:start-glue-point="8" draw:end-shape="id5" draw:end-glue-point="11" svg:d="M24650 6000l-101 7478" svg:viewBox="0 0 102 7479">
          <text:p/>
        </draw:connector>
        <draw:connector draw:style-name="gr2" draw:text-style-name="P1" draw:layer="layout" draw:type="line" svg:x1="22.917cm" svg:y1="5.751cm" svg:x2="21.5cm" svg:y2="11.1cm" draw:start-shape="id2" draw:start-glue-point="7" draw:end-shape="id6" draw:end-glue-point="4" svg:d="M22917 5751l-1417 5349" svg:viewBox="0 0 1418 5350">
          <text:p/>
        </draw:connector>
        <draw:connector draw:style-name="gr2" draw:text-style-name="P1" draw:layer="layout" draw:type="line" svg:x1="22.917cm" svg:y1="4.549cm" svg:x2="16cm" svg:y2="5cm" draw:start-shape="id2" draw:start-glue-point="5" draw:end-shape="id7" draw:end-glue-point="10" svg:d="M22917 4549l-6917 451" svg:viewBox="0 0 6918 452">
          <text:p/>
        </draw:connector>
        <draw:connector draw:style-name="gr2" draw:text-style-name="P1" draw:layer="layout" draw:type="line" svg:x1="22.2cm" svg:y1="5.15cm" svg:x2="20.28cm" svg:y2="9.349cm" draw:start-shape="id2" draw:start-glue-point="6" draw:end-shape="id8" draw:end-glue-point="11" svg:d="M22200 5150l-1920 4199" svg:viewBox="0 0 1921 4200">
          <text:p/>
        </draw:connector>
        <draw:connector draw:style-name="gr2" draw:text-style-name="P1" draw:layer="layout" draw:type="line" svg:x1="26.383cm" svg:y1="5.751cm" svg:x2="26.117cm" svg:y2="15.949cm" draw:start-shape="id2" draw:start-glue-point="9" draw:end-shape="id9" draw:end-glue-point="11" svg:d="M26383 5751l-266 10198" svg:viewBox="0 0 267 10199">
          <text:p/>
        </draw:connector>
        <draw:connector draw:style-name="gr2" draw:text-style-name="P1" draw:layer="layout" draw:type="line" svg:x1="10.11cm" svg:y1="5.637cm" svg:x2="9.85cm" svg:y2="7.3cm" draw:start-shape="id7" draw:start-glue-point="7" draw:end-shape="id10" draw:end-glue-point="4" svg:d="M10110 5637l-260 1663" svg:viewBox="0 0 261 1664">
          <text:p/>
        </draw:connector>
        <draw:connector draw:style-name="gr2" draw:text-style-name="P1" draw:layer="layout" draw:type="line" svg:x1="12.55cm" svg:y1="5.9cm" svg:x2="13.783cm" svg:y2="6.778cm" draw:start-shape="id7" draw:start-glue-point="8" draw:end-shape="id11" draw:end-glue-point="5" svg:d="M12550 5900l1233 878" svg:viewBox="0 0 1234 879">
          <text:p/>
        </draw:connector>
        <draw:connector draw:style-name="gr2" draw:text-style-name="P1" draw:layer="layout" draw:type="line" svg:x1="9.1cm" svg:y1="5cm" svg:x2="7.683cm" svg:y2="5.949cm" draw:start-shape="id7" draw:end-shape="id12" draw:end-glue-point="11" svg:d="M9100 5000l-1417 949" svg:viewBox="0 0 1418 950">
          <text:p/>
        </draw:connector>
        <draw:connector draw:style-name="gr2" draw:text-style-name="P1" draw:layer="layout" draw:type="line" svg:x1="19.8cm" svg:y1="16.55cm" svg:x2="10.683cm" svg:y2="12.351cm" draw:start-shape="id9" draw:end-shape="id13" draw:end-glue-point="9" svg:d="M19800 16550l-9117-4199" svg:viewBox="0 0 9118 4200">
          <text:p/>
        </draw:connector>
        <draw:connector draw:style-name="gr2" draw:text-style-name="P1" draw:layer="layout" draw:type="line" svg:x1="16.32cm" svg:y1="10.551cm" svg:x2="10.683cm" svg:y2="11.149cm" draw:start-shape="id8" draw:start-glue-point="7" draw:end-shape="id13" draw:end-glue-point="11" svg:d="M16320 10551l-5637 598" svg:viewBox="0 0 5638 599">
          <text:p/>
        </draw:connector>
        <draw:connector draw:style-name="gr2" draw:text-style-name="P1" draw:layer="layout" draw:type="line" svg:x1="5.95cm" svg:y1="7.4cm" svg:x2="7.217cm" svg:y2="11.149cm" draw:start-shape="id12" draw:end-shape="id13" draw:end-glue-point="5" svg:d="M5950 7400l1267 3749" svg:viewBox="0 0 1268 3750">
          <text:p/>
        </draw:connector>
        <draw:connector draw:style-name="gr2" draw:text-style-name="P1" draw:layer="layout" draw:type="line" svg:x1="7.217cm" svg:y1="12.351cm" svg:x2="5.383cm" svg:y2="13.919cm" draw:start-shape="id13" draw:start-glue-point="7" draw:end-shape="id14" draw:end-glue-point="11" svg:d="M7217 12351l-1834 1568" svg:viewBox="0 0 1835 1569">
          <text:p/>
        </draw:connector>
        <draw:connector draw:style-name="gr2" draw:text-style-name="P1" draw:layer="layout" draw:type="line" svg:x1="24.606cm" svg:y1="0.433cm" svg:x2="24.65cm" svg:y2="1.8cm" draw:end-shape="id1" draw:end-glue-point="4" svg:d="M24606 433l44 1367" svg:viewBox="0 0 45 1368">
          <text:p/>
        </draw:connector>
        <draw:custom-shape draw:style-name="gr1" draw:text-style-name="P2" xml:id="id15" draw:id="id15" draw:layer="layout" svg:width="4.9cm" svg:height="1.7cm" svg:x="6.7cm" svg:y="13.6cm">
          <text:p text:style-name="P1"><text:span text:style-name="T1">arm_exception.c</text:span></text:p>
          <text:p text:style-name="P1"><text:span text:style-name="T1">arm_exce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217cm" svg:y1="12.351cm" svg:x2="7.417cm" svg:y2="13.849cm" draw:start-shape="id13" draw:start-glue-point="7" draw:end-shape="id15" draw:end-glue-point="5" svg:d="M7217 12351l200 1498" svg:viewBox="0 0 201 1499">
          <text:p/>
        </draw:connector>
        <draw:connector draw:style-name="gr2" draw:text-style-name="P1" draw:layer="layout" draw:type="line" svg:x1="2.017cm" svg:y1="4.551cm" svg:x2="6.5cm" svg:y2="11.75cm" draw:start-shape="id3" draw:start-glue-point="7" draw:end-shape="id13" draw:end-glue-point="6" svg:d="M2017 4551l4483 7199" svg:viewBox="0 0 4484 7200">
          <text:p/>
        </draw:connector>
        <draw:connector draw:style-name="gr2" draw:text-style-name="P1" draw:layer="layout" draw:type="line" svg:x1="9.85cm" svg:y1="9.2cm" svg:x2="8.95cm" svg:y2="10.9cm" draw:start-shape="id10" draw:start-glue-point="8" draw:end-shape="id13" svg:d="M9850 9200l-900 1700" svg:viewBox="0 0 901 1701">
          <text:p/>
        </draw:connector>
        <draw:connector draw:style-name="gr2" draw:text-style-name="P1" draw:layer="layout" draw:type="line" svg:x1="18.9cm" svg:y1="12cm" svg:x2="11.4cm" svg:y2="11.75cm" draw:start-shape="id6" draw:start-glue-point="6" draw:end-shape="id13" svg:d="M18900 12000l-7500-250" svg:viewBox="0 0 7501 251">
          <text:p/>
        </draw:connector>
        <draw:connector draw:style-name="gr2" draw:text-style-name="P1" draw:layer="layout" draw:type="line" svg:x1="19cm" svg:y1="14.15cm" svg:x2="11.4cm" svg:y2="11.75cm" draw:start-shape="id5" draw:start-glue-point="6" draw:end-shape="id13" svg:d="M19000 14150l-7600-2400" svg:viewBox="0 0 7601 2401">
          <text:p/>
        </draw:connector>
        <draw:connector draw:style-name="gr2" draw:text-style-name="P1" draw:layer="layout" draw:type="line" svg:x1="21.53cm" svg:y1="18.952cm" svg:x2="8.95cm" svg:y2="12.6cm" draw:start-shape="id4" draw:start-glue-point="6" draw:end-shape="id13" draw:end-glue-point="8" svg:d="M21530 18952l-12580-6352" svg:viewBox="0 0 12581 6353">
          <text:p/>
        </draw:connector>
        <draw:connector draw:style-name="gr2" draw:text-style-name="P1" draw:layer="layout" draw:type="line" svg:x1="16.4cm" svg:y1="8.4cm" svg:x2="10.683cm" svg:y2="11.149cm" draw:start-shape="id11" draw:start-glue-point="8" draw:end-shape="id13" draw:end-glue-point="11" svg:d="M16400 8400l-5717 2749" svg:viewBox="0 0 5718 2750">
          <text:p/>
        </draw:connector>
        <draw:frame draw:style-name="gr3" draw:text-style-name="P5" draw:layer="layout" svg:width="3.5cm" svg:height="1.05cm" svg:x="12.8cm" svg:y="2.5cm">
          <draw:text-box>
            <text:p><text:span text:style-name="T4">Non cond</text:span></text:p>
          </draw:text-box>
        </draw:frame>
        <draw:frame draw:style-name="gr4" draw:text-style-name="P5" draw:layer="layout" svg:width="3.5cm" svg:height="0.85cm" svg:x="24.9cm" svg:y="3.527cm">
          <draw:text-box>
            <text:p><text:span text:style-name="T4">Cond</text:span></text:p>
          </draw:text-box>
        </draw:frame>
        <draw:frame draw:style-name="gr5" draw:text-style-name="P5" draw:layer="layout" svg:width="2.4cm" svg:height="1.1cm" svg:x="26.5cm" svg:y="11.8cm">
          <draw:text-box>
            <text:p><text:span text:style-name="T4">Er</text:span></text:p>
          </draw:text-box>
        </draw:frame>
        <draw:frame draw:style-name="gr6" draw:text-style-name="P6" draw:layer="layout" svg:width="3.6cm" svg:height="1.45cm" svg:x="24.7cm" svg:y="0.6cm">
          <draw:text-box>
            <text:p><text:span text:style-name="T1">Instruction</text:span></text:p>
          </draw:text-box>
        </draw:frame>
        <draw:frame draw:style-name="gr4" draw:text-style-name="P5" draw:layer="layout" svg:width="2.8cm" svg:height="0.85cm" svg:x="18.1cm" svg:y="4.1cm">
          <draw:text-box>
            <text:p><text:span text:style-name="T4">LS</text:span></text:p>
          </draw:text-box>
        </draw:frame>
        <draw:frame draw:style-name="gr7" draw:text-style-name="P6" draw:layer="layout" svg:width="12cm" svg:height="4.136cm" svg:x="0.9cm" svg:y="15.9cm">
          <draw:text-box>
            <text:p><text:span text:style-name="T1">PS : Processing Shift</text:span></text:p>
            <text:p><text:span text:style-name="T1">PIM : Processing Imm Msr</text:span></text:p>
            <text:p><text:span text:style-name="T1">LS : Load Store</text:span></text:p>
            <text:p><text:span text:style-name="T1">MIS : Miscellaelous</text:span></text:p>
            <text:p><text:span text:style-name="T1">BR : Branch</text:span></text:p>
            <text:p><text:span text:style-name="T1">SWI : Software Interrupt</text:span></text:p>
            <text:p><text:span text:style-name="T1">ER : Erreur</text:span></text:p>
          </draw:text-box>
        </draw:frame>
        <draw:custom-shape draw:style-name="gr8" draw:text-style-name="P7" draw:layer="layout" svg:width="6.3cm" svg:height="4.2cm" svg:x="1cm" svg:y="15.8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3cm" svg:height="1.207cm" svg:x="19.9cm" svg:y="5.8cm">
          <draw:text-box>
            <text:p text:style-name="P1"><text:span text:style-name="T4">PIM &amp; MIS</text:span></text:p>
          </draw:text-box>
        </draw:frame>
        <draw:frame draw:style-name="gr4" draw:text-style-name="P5" draw:layer="layout" svg:width="1.3cm" svg:height="0.85cm" svg:x="21.4cm" svg:y="7.5cm">
          <draw:text-box>
            <text:p><text:span text:style-name="T4">BR</text:span></text:p>
          </draw:text-box>
        </draw:frame>
        <draw:frame draw:style-name="gr9" draw:text-style-name="P7" draw:layer="layout" svg:width="1.6cm" svg:height="1.15cm" svg:x="23.3cm" svg:y="9.65cm">
          <draw:text-box>
            <text:p text:style-name="P1"><text:span text:style-name="T4">SWI</text:span></text:p>
          </draw:text-box>
        </draw:frame>
        <draw:frame draw:style-name="gr10" draw:text-style-name="P5" draw:layer="layout" svg:width="1.2cm" svg:height="1.35cm" svg:x="25.2cm" svg:y="10.6cm">
          <draw:text-box>
            <text:p><text:span text:style-name="T4">PS</text:span></text:p>
          </draw:text-box>
        </draw:frame>
        <draw:frame draw:style-name="gr9" draw:text-style-name="P7" draw:layer="layout" svg:width="2.7cm" svg:height="1.207cm" svg:x="6.6cm" svg:y="4.4cm">
          <draw:text-box>
            <text:p text:style-name="P1"><text:span text:style-name="T4">Simple &amp; Extra</text:span></text:p>
          </draw:text-box>
        </draw:frame>
        <draw:frame draw:style-name="gr11" draw:text-style-name="P5" draw:layer="layout" svg:width="2.2cm" svg:height="1.25cm" svg:x="9.9cm" svg:y="6.1cm">
          <draw:text-box>
            <text:p><text:span text:style-name="T4">Multiple</text:span></text:p>
          </draw:text-box>
        </draw:frame>
        <draw:frame draw:style-name="gr12" draw:text-style-name="P5" draw:layer="layout" svg:width="3.4cm" svg:height="0.95cm" svg:x="13.4cm" svg:y="5.85cm">
          <draw:text-box>
            <text:p><text:span text:style-name="T4">Coprocess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llaml </meta:initial-creator>
    <meta:creation-date>2015-01-15T10:18:40.343132873</meta:creation-date>
    <dc:date>2015-01-15T14:34:24.281936182</dc:date>
    <dc:creator>sellaml </dc:creator>
    <meta:editing-duration>PT38M51S</meta:editing-duration>
    <meta:editing-cycles>8</meta:editing-cycles>
    <meta:generator>LibreOffice/4.2.4.2$Linux_X86_64 LibreOffice_project/420m0$Build-2</meta:generator>
    <meta:document-statistic meta:object-count="52"/>
  </office:meta>
</office:document-meta>
</file>